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Day</text:p>
          </table:table-cell>
          <table:table-cell office:value-type="string" calcext:value-type="string">
            <text:p>${f_7}$</text:p>
          </table:table-cell>
          <table:table-cell office:value-type="string" calcext:value-type="string">
            <text:p>${f_2}$</text:p>
          </table:table-cell>
          <table:table-cell office:value-type="string" calcext:value-type="string">
            <text:p>${f_5}$</text:p>
          </table:table-cell>
          <table:table-cell office:value-type="string" calcext:value-type="string">
            <text:p>${f_{11}}$</text:p>
          </table:table-cell>
          <table:table-cell office:value-type="string" calcext:value-type="string">
            <text:p>${f_8}$</text:p>
          </table:table-cell>
          <table:table-cell office:value-type="string" calcext:value-type="string">
            <text:p>${f_{12}}$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(${f_7}$,${f_2}$) = </text:p>
          </table:table-cell>
          <table:table-cell table:formula="of:=CORREL([.B3:.B13];[.C3:.C13])" office:value-type="float" office:value="0.639820782531036" calcext:value-type="float">
            <text:p>0.6398207825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orr(${f_7}$,${f_5}$) = </text:p>
          </table:table-cell>
          <table:table-cell table:formula="of:=CORREL([.B3:.B13];[.D3:.D13])" office:value-type="float" office:value="0.709336132867273" calcext:value-type="float">
            <text:p>0.7093361329</text:p>
          </table:table-cell>
        </table:table-row>
        <table:table-row table:style-name="ro1">
          <table:table-cell office:value-type="date" office:date-value="2017-02-02" calcext:value-type="date">
            <text:p>2017-02-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(${f_7}$,${f_{11}}$) = </text:p>
          </table:table-cell>
          <table:table-cell table:formula="of:=CORREL([.B3:.B13];[.E3:.E13])" office:value-type="float" office:value="-0.242391004103967" calcext:value-type="float">
            <text:p>-0.2423910041</text:p>
          </table:table-cell>
        </table:table-row>
        <table:table-row table:style-name="ro1">
          <table:table-cell office:value-type="date" office:date-value="2017-02-03" calcext:value-type="date">
            <text:p>2017-02-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(${f_7}$,${f_8}$) = </text:p>
          </table:table-cell>
          <table:table-cell table:formula="of:=CORREL([.B3:.B13];[.F3:.F13])" office:value-type="float" office:value="0.986737021407996" calcext:value-type="float">
            <text:p>0.9867370214</text:p>
          </table:table-cell>
        </table:table-row>
        <table:table-row table:style-name="ro1">
          <table:table-cell office:value-type="date" office:date-value="2017-02-04" calcext:value-type="date">
            <text:p>2017-02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orr(${f_7}$,${f_{12}}$) = </text:p>
          </table:table-cell>
          <table:table-cell table:formula="of:=CORREL([.B3:.B13];[.G3:.G13])" office:value-type="float" office:value="0.68829898335183" calcext:value-type="float">
            <text:p>0.6882989834</text:p>
          </table:table-cell>
        </table:table-row>
        <table:table-row table:style-name="ro1">
          <table:table-cell office:value-type="date" office:date-value="2017-02-05" calcext:value-type="date">
            <text:p>2017-02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orr(${f_2}$,${f_5}$) = </text:p>
          </table:table-cell>
          <table:table-cell table:formula="of:=CORREL([.C3:.C13];[.D3:.D13])" office:value-type="float" office:value="0.964812006505338" calcext:value-type="float">
            <text:p>0.9648120065</text:p>
          </table:table-cell>
        </table:table-row>
        <table:table-row table:style-name="ro1">
          <table:table-cell office:value-type="date" office:date-value="2017-02-06" calcext:value-type="date">
            <text:p>2017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(${f_2}$,${f_{11}}$) = </text:p>
          </table:table-cell>
          <table:table-cell table:formula="of:=CORREL([.C3:.C13];[.E3:.E13])" office:value-type="float" office:value="0.1" calcext:value-type="float">
            <text:p>0.1</text:p>
          </table:table-cell>
        </table:table-row>
        <table:table-row table:style-name="ro1">
          <table:table-cell office:value-type="date" office:date-value="2017-02-07" calcext:value-type="date">
            <text:p>2017-02-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(${f_2}$,${f_8}$) = </text:p>
          </table:table-cell>
          <table:table-cell table:formula="of:=CORREL([.C3:.C13];[.F3:.F13])" office:value-type="float" office:value="0.584336358266227" calcext:value-type="float">
            <text:p>0.5843363583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orr(${f_2}$,${f_{12}}$) = </text:p>
          </table:table-cell>
          <table:table-cell table:formula="of:=CORREL([.C3:.C13];[.G3:.G13])" office:value-type="float" office:value="0.98" calcext:value-type="float">
            <text:p>0.98</text:p>
          </table:table-cell>
        </table:table-row>
        <table:table-row table:style-name="ro1">
          <table:table-cell office:value-type="date" office:date-value="2017-02-09" calcext:value-type="date">
            <text:p>2017-02-0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(${f_5}$,${f_{11}}$) = </text:p>
          </table:table-cell>
          <table:table-cell table:formula="of:=CORREL([.D3:.D13];[.E3:.E13])" office:value-type="float" office:value="-0.126948948224387" calcext:value-type="float">
            <text:p>-0.1269489482</text:p>
          </table:table-cell>
        </table:table-row>
        <table:table-row table:style-name="ro1">
          <table:table-cell office:value-type="date" office:date-value="2017-02-10" calcext:value-type="date">
            <text:p>2017-02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r(${f_5}$,${f_8}$) = </text:p>
          </table:table-cell>
          <table:table-cell table:formula="of:=CORREL([.D3:.D13];[.F3:.F13])" office:value-type="float" office:value="0.672858678326922" calcext:value-type="float">
            <text:p>0.6728586783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corr(${f_5}$,${f_{12}}$) = </text:p>
          </table:table-cell>
          <table:table-cell table:formula="of:=CORREL([.D3:.D13];[.G3:.G13])" office:value-type="float" office:value="0.990201796150216" calcext:value-type="float">
            <text:p>0.9902017962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corr(${f_{11}}$,${f_8}$) = </text:p>
          </table:table-cell>
          <table:table-cell table:formula="of:=CORREL([.E3:.E13];[.F3:.F13])" office:value-type="float" office:value="-0.262202212042538" calcext:value-type="float">
            <text:p>-0.262202212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corr(${f_{11}}$,${f_{12}}$) = </text:p>
          </table:table-cell>
          <table:table-cell table:formula="of:=CORREL([.E3:.E13];[.G3:.G13])" office:value-type="float" office:value="-0.1" calcext:value-type="float">
            <text:p>-0.1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corr(${f_8}$,${f_{12}}$) = </text:p>
          </table:table-cell>
          <table:table-cell table:formula="of:=CORREL([.F3:.F13];[.G3:.G13])" office:value-type="float" office:value="0.636776800674735" calcext:value-type="float">
            <text:p>0.6367768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0:37:48.190133844</meta:creation-date>
    <dc:date>2017-02-11T12:07:08.449579725</dc:date>
    <meta:editing-duration>PT58M57S</meta:editing-duration>
    <meta:editing-cycles>6</meta:editing-cycles>
    <meta:generator>LibreOffice/5.1.4.2$Linux_X86_64 LibreOffice_project/10m0$Build-2</meta:generator>
    <meta:document-statistic meta:table-count="1" meta:cell-count="116" meta:object-count="0"/>
  </office:meta>
</office:document-meta>
</file>